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ing" svg:font-family="Timing" style:font-adornments="Regular" style:font-family-generic="roman" style:font-pitch="fixed" style:font-charset="x-symbol"/>
    <style:font-face style:name="Arial3" svg:font-family="Arial"/>
    <style:font-face style:name="OpenSymbol" svg:font-family="OpenSymbol"/>
    <style:font-face style:name="Courier New" svg:font-family="'Courier New'" style:font-family-generic="modern"/>
    <style:font-face style:name="Arial1" svg:font-family="Arial" style:font-adornments="Regular" style:font-family-generic="swiss"/>
    <style:font-face style:name="Courier New1"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adornments="Regular"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Code_20_end">
      <style:text-properties officeooo:paragraph-rsid="0002c9a0"/>
    </style:style>
    <style:style style:name="P2" style:family="paragraph" style:parent-style-name="Code_20_end">
      <style:text-properties officeooo:paragraph-rsid="0003127d"/>
    </style:style>
    <style:style style:name="P3" style:family="paragraph" style:parent-style-name="Standard" style:list-style-name="Numbered"/>
    <style:style style:name="P4" style:family="paragraph" style:parent-style-name="Text_20_body" style:list-style-name="Hierarchical_20_-_20_1_2c__20_a_2c__20_i_2c__20_etc."/>
    <style:style style:name="P5" style:family="paragraph" style:parent-style-name="Text_20_body" style:list-style-name="Numbered"/>
    <style:style style:name="T1" style:family="text">
      <style:text-properties officeooo:rsid="0002c9a0"/>
    </style:style>
    <style:style style:name="T2" style:family="text">
      <style:text-properties officeooo:rsid="0004be9c"/>
    </style:style>
    <style:style style:name="T3" style:family="text">
      <style:text-properties officeooo:rsid="00066ad0"/>
    </style:style>
    <style:style style:name="T4" style:family="text">
      <style:text-properties officeooo:rsid="0007140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ig.py</text:p>
      <text:p text:style-name="Subtitle_2c__20_no_20_space"><text:a xlink:type="simple" xlink:href="mailto:someonesdad1@gmail.com">someonesdad1@gmail.com</text:a> 31 Jan 2013</text:p>
      <text:p text:style-name="Subtitle">Updated 27 May 2013</text:p>
      <text:p text:style-name="Text_20_body">The <text:span text:style-name="Code">sig.zip</text:span> package contains the <text:span text:style-name="Code">sig.py</text:span> python script and this document, <text:span text:style-name="Code">sig.pdf</text:span>. <text:s/><text:span text:style-name="Code">sig.py</text:span> is a module used to:</text:p>
      <text:list xml:id="list7691874630051999306" text:style-name="Hierarchical_20_-_20_1_2c__20_a_2c__20_i_2c__20_etc.">
        <text:list-item>
          <text:p text:style-name="P4">Format numbers to a given number of significant figures.</text:p>
        </text:list-item>
        <text:list-item>
          <text:p text:style-name="P4">Interpret strings to yield a number or a number with an uncertainty. <text:s/>Both can also contain an optional string representing a physical unit.</text:p>
        </text:list-item>
      </text:list>
      <text:p text:style-name="Text_20_body">As <text:span text:style-name="Code">sig.py</text:span> will primarily be of interest to python programmers, I'll assume you have python and will know where to install the <text:span text:style-name="Code">sig.py</text:span> script to meet your needs.</text:p>
      <text:h text:style-name="Heading_20_1" text:outline-level="1">Why would you want to use it?</text:h>
      <text:p text:style-name="Text_20_body">For many applications, the tools built into python can format a number suitably for general-purpose use. <text:s/>For example, C-type string interpolation can be used with the <text:span text:style-name="Code">g</text:span> formatting option to approximate getting a desired number of significant figures (example: <text:s/><text:span text:style-name="Code">"%.2g"</text:span> will give 2 significant figures). <text:s/>Or the string formatting tool <text:span text:style-name="Code">''.format(...)</text:span> can be used to do similar things.</text:p>
      <text:p text:style-name="Text_20_body">If these tools work for you, use them, as they're simple and robust.</text:p>
      <text:p text:style-name="Text_20_body">However, one objection to them is that you have little to no control over when the formatting decides to switch to scientific notation. <text:s/>This is a flaw in some applications where you're trying to e.g. format things in columns for a nice ASCII display. <text:s/>Over the last 10-15 years, I've written a number of formatting tools in python, C, and C++ and was finally led to the realization that I should write a formatting tool for python that would conveniently format numbers the way I wanted them to be formatted (over the last decade or so, I've moved to using python for virtually all of my applications). <text:s/>Over the years, the features of this formatting tool grew to the present list:</text:p>
      <text:list xml:id="list113430071142901" text:continue-list="list7691874630051999306" text:style-name="Hierarchical_20_-_20_1_2c__20_a_2c__20_i_2c__20_etc.">
        <text:list-item text:start-value="1">
          <text:p text:style-name="P4">Will format integers, python floats, python complex numbers, python Decimal numbers, python fractions, mpmath floating point and complex numbers, and <text:span text:style-name="Code">ufloat</text:span> numbers from the python <text:span text:style-name="Code">uncertainties</text:span> module. <text:s/>It will also format strings that represent a number or a group of numbers.</text:p>
        </text:list-item>
        <text:list-item>
          <text:p text:style-name="P4">The module is capable of formatting a sequence of the above numbers, including numpy arrays. <text:s/>However, it currently doesn't arrange numpy array output as nicely as numpy does (that's on the to-do list for the future).</text:p>
        </text:list-item>
        <text:list-item>
          <text:p text:style-name="P4">There are numerous attributes to the formatting object (<text:span text:style-name="Code">SigFig</text:span>) that allow detailed control over how a number is formatted because humans like to write numbers in quite a few different ways.</text:p>
        </text:list-item>
        <text:list-item>
          <text:p text:style-name="P4">The module will make use of the current locale if appropriate, but will not change the current locale.</text:p>
        </text:list-item>
        <text:list-item>
          <text:p text:style-name="P4">A feature (<text:span text:style-name="Code">AlignDP()</text:span>) can adjust the number of significant figures in the output to get it to fit in a specified number of spaces. <text:s/>This is useful for tabular data where the decimal points line up.</text:p>
        </text:list-item>
        <text:list-item>
          <text:p text:style-name="P4">Since I write numerous programs that get information from the user, process it, then print out the results, I also wanted a general-purpose routine that would interpret a number with an optional uncertainty and physical units. <text:s/>Thus, the <text:span text:style-name="Code">sig.py</text:span> module has a <text:span text:style-name="Code">sig.Interpret()</text:span> method that can do this. <text:s/>This allows me to write many applications that need only one library module that isn't part of python's standard library.</text:p>
        </text:list-item>
      </text:list>
      <text:p text:style-name="Text_20_body">It's possible there are still subtle errors in this module -- writing code to format numbers as humans like to see them is more difficult and involved than most people think. <text:s/>If you find a bug, please send it to me at the email address in the title; I'll fix the code and add it to the test cases.</text:p>
      <text:p text:style-name="Text_20_body"><text:soft-page-break/><text:span text:style-name="T1">As of 14 Aug 2014, t</text:span>he <text:span text:style-name="Code">sig.py</text:span> module has been tested with python 2.7.<text:span text:style-name="T1">6</text:span>, and 3.<text:span text:style-name="T1">4.0</text:span>. <text:s/><text:span text:style-name="T3">Interestingly, the self-tests run about 5 times faster under python 3.4.0 than they do under 2.7.6.</text:span></text:p>
      <text:p text:style-name="Text_20_body">Let's show some examples of use to give you a better idea of some of the features.</text:p>
      <text:h text:style-name="Heading_20_1" text:outline-level="1">Examples</text:h>
      <text:p text:style-name="Text_20_body">One of the motivations for the <text:span text:style-name="Code">sig.py</text:span> module was that python doesn't do a good job of formatting numbers from a usability perspective. <text:s/>Here's an example; suppose I have the array</text:p>
      <text:p text:style-name="Code_20_end">x = ["2-1/3", (22/7., -3+4.1j)]</text:p>
      <text:p text:style-name="Text_20_body">and I call <text:span text:style-name="Code">print(x)</text:span> to get it printed to stdout:</text:p>
      <text:p text:style-name="Code_20_end">['2-1/3', (3.1428571428571428, (-3+4.0999999999999996j))]</text:p>
      <text:p text:style-name="Text_20_body">What you see will depend on the python version you're using. <text:s/>This isn't too bad for a small array, but if you're printing lots of numbers, you can be annoyed or overwhelmed by the extraneous digits.</text:p>
      <text:p text:style-name="Text_20_body">Using <text:span text:style-name="Code">print(sig(x))</text:span> results in (note the fraction was converted to a float)</text:p>
      <text:p text:style-name="Code_20_end">[2.33, (3.14, -3.00+4.10i)]</text:p>
      <text:p text:style-name="Text_20_body">Now try this example</text:p>
      <text:p text:style-name="Code">a = []</text:p>
      <text:p text:style-name="Code">for i in range(1, 50):</text:p>
      <text:p text:style-name="Code"><text:s text:c="4"/>a.append(1./i)</text:p>
      <text:p text:style-name="Code_20_end">print(a)</text:p>
      <text:p text:style-name="Text_20_body">and you'll see a mess; here's what was on my console's screen:</text:p>
      <text:p text:style-name="P1"><text:span text:style-name="T1">[1.0, 0.5, 0.3333333333333333, 0.25, 0.2, 0.16666666666666666, 0.14285714285714285, 0.125, 0.1111111111111111, 0.1, 0.09090909090909091, 0.08333333333333333, 0.07692307692307693, 0.07142857142857142, 0.06666666666666667, 0.0625, 0.058823529411764705, 0.05555555555555555, 0.05263157894736842, 0.05, 0.047619047619047616, 0.045454545454545456, 0.043478260869565216, 0.041666666666666664, 0.04, 0.038461538461538464, 0.037037037037037035, 0.03571428571428571, 0.034482758620689655, 0.03333333333333333, 0.03225806451612903, 0.03125, 0.030303030303030304, 0.029411764705882353, 0.02857142857142857, 0.027777777777777776, 0.02702702702702703, 0.02631578947368421, 0.02564102564102564, 0.025, 0.024390243902439025, 0.023809523809523808, 0.023255813953488372, 0.022727272727272728, 0.022222222222222223, 0.021739130434782608, 0.02127659574468085, 0.020833333333333332, 0.02040816326530612]</text:span></text:p>
      <text:p text:style-name="Text_20_body">If instead we used</text:p>
      <text:p text:style-name="Code">from sig import sig</text:p>
      <text:p text:style-name="Code">a = []</text:p>
      <text:p text:style-name="Code">for i in range(1, 50):</text:p>
      <text:p text:style-name="Code"><text:s text:c="4"/>a.append(1./i)</text:p>
      <text:p text:style-name="Code_20_end">print(sig(a))</text:p>
      <text:p text:style-name="Text_20_body">you'd get the easier-to-read</text:p>
      <text:p text:style-name="P1"><text:span text:style-name="T1">[1.00, 0.500, 0.333, 0.250, 0.200, 0.167, 0.143, 0.125, 0.111, 0.100, 0.0909, 0.0833, 0.0769, 0.0714, 0.0667, 0.0625, 0.0588, 0.0556, 0.0526, 0.0500, 0.0476, 0.0455, 0.0435, 0.0417, 0.0400, 0.0385, 0.0370, 0.0357, 0.0345, 0.0333, 0.0323, 0.0312, 0.0303, 0.0294, 0.0286, 0.0278, 0.0270, 0.0263, 0.0256, 0.0250, 0.0244, 0.0238, 0.0233, 0.0227, 0.0222, 0.0217, 0.0213, 0.0208, 0.0204]</text:span></text:p>
      <text:p text:style-name="Text_20_body">This is actually printed on one line, so what you're seeing in both cases includes wrapping to screen width. <text:s/>However, the point is that limiting things to three significant figures (the default) makes things easier to understand. <text:s/>This is the fundamental purpose of the <text:span text:style-name="Code">sig.py</text:span> module and, in fact, python's "noisy" printing of floating point arrays is the canonical use case that led me to develop this module.</text:p>
      <text:p text:style-name="Text_20_body"><text:soft-page-break/>Uncertain values are printed with short-hand notation by default:</text:p>
      <text:p text:style-name="Code">from uncertainties import ufloat</text:p>
      <text:p text:style-name="Code">from sig import sig</text:p>
      <text:p text:style-name="Code">x = ufloat(1.2345, 0.00678)</text:p>
      <text:p text:style-name="Code">print(sig(x))</text:p>
      <text:p text:style-name="Code">sig.unc_short = False</text:p>
      <text:p text:style-name="Code_20_end">print(sig(x))</text:p>
      <text:p text:style-name="Text_20_body">produces</text:p>
      <text:p text:style-name="Code">1.234(7)</text:p>
      <text:p text:style-name="P2">1.23+/-0.007</text:p>
      <text:p text:style-name="Text_20_body">The second form uses the default 3 significant figures for the significand and the default 1 significant figure for the uncertainty.</text:p>
      <text:h text:style-name="Heading_20_1" text:outline-level="1">Usage</text:h>
      <text:p text:style-name="Text_20_body">The main class in the <text:span text:style-name="Code">sig.py</text:span> module is the <text:span text:style-name="Code">SigFig</text:span> object. <text:s/>You can define instances of this class and call them with numbers to get the desired behavior. <text:s/>You can customize the behavior by setting the attributes.</text:p>
      <text:p text:style-name="Text_20_body">Because a single instance of a <text:span text:style-name="Code">SigFig</text:span> object is often all that's needed for a script, the <text:span text:style-name="Code">sig</text:span> object is a convenience instance of the <text:span text:style-name="Code">SigFig</text:span> class. <text:s/>This is the object I use for all my formatting needs, as it's simple to type into a script</text:p>
      <text:p text:style-name="Code_20_end">from sig import sig</text:p>
      <text:p text:style-name="Text_20_body">then make calls like <text:span text:style-name="Code">sig(x)</text:span> to format a number or sequence <text:span text:style-name="Code">x</text:span>.</text:p>
      <text:p text:style-name="Text_20_body">One disadvantage of using <text:span text:style-name="Code">sig</text:span> is that the attribute changes are "global" <text:span text:style-name="T2">(because </text:span><text:span text:style-name="Code"><text:span text:style-name="T2">sig</text:span></text:span> <text:span text:style-name="T2">is in reality a single class instance)</text:span>. <text:s/>This means if you change an attribute in one part of a program, that change will also be seen in another part. <text:s/>If you want to avoid this, define local instances of the <text:span text:style-name="Code">SigFig</text:span> object.</text:p>
      <text:h text:style-name="Heading_20_1" text:outline-level="1">SigFig object's attributes</text:h>
      <text:p text:style-name="Text_20_body">The conversion of a number to a string is controlled by the <text:span text:style-name="Code">SigFig</text:span> object's attributes. <text:s/>Most of these attributes are not used with getters/setters, so you can change them to values that may cause exceptions or undesired output (in which case I'd say "don't do that"). <text:s/>If you start getting exceptions, you can call the <text:span text:style-name="Code">sig.check()</text:span> method which should raise an exception on an incorrectly-set attribute. <text:s/>A few of these attributes do have getters/setters because they must be of a specific type internally. <text:s/></text:p>
      <text:p text:style-name="Text_20_body">You can edit the <text:span text:style-name="Code">SigFig</text:span> object's variables to change the default values of the attributes. <text:s/>There are a surprising number of attributes because there are quite a few ways to format floating point and complex numbers. <text:s/></text:p>
      <text:p text:style-name="Text_20_body">In the following, the context is the call <text:span text:style-name="Code">sig(x, digits)</text:span>. <text:s/>Again, <text:span text:style-name="Code">sig</text:span> is a convenience instance of the <text:span text:style-name="Code">SigFig</text:span> object. <text:s/></text:p>
      <text:h text:style-name="Heading_20_2" text:outline-level="2">digits </text:h>
      <text:p text:style-name="Text_20_body">This attribute can be an integer, float, Decimal, Fraction, or string. <text:s/>If it's an integer, it controls the number of significant figures in the output string. <text:s/>You will get accurate results for Decimal and mpmath numbers, but for the platform's floating point numbers (like used in floats and in numpy), you will get meaningless trailing digits if you exceed the floating point precision. <text:s/></text:p>
      <text:p text:style-name="Text_20_body">Non-integer types cause <text:span text:style-name="Code">digits</text:span> to be used as a rounding template. <text:s/>The algorithm used for rounding <text:span text:style-name="Code">x</text:span> to the template <text:span text:style-name="Code">digits</text:span> is (sign is the sign of <text:span text:style-name="Code">x</text:span>, either +1 or -1): <text:s/></text:p>
      <text:p text:style-name="Code_20_end">str(sign*int(abs(x)/digits + Decimal("0.5"))*digits) </text:p>
      <text:p text:style-name="Text_20_body"><text:soft-page-break/>In other words, find out how many integer units of <text:span text:style-name="Code">digits</text:span> are in the number <text:span text:style-name="Code">x</text:span>, then multiply that integer by <text:span text:style-name="Code">digits.</text:span> <text:s/>If you'd prefer a more sophisticated rounding algorithm, the method to change is <text:span text:style-name="Code">SigFig._TemplateRound</text:span>. <text:s/></text:p>
      <text:p text:style-name="Text_20_body">When you call <text:span text:style-name="Code">sig</text:span> via <text:span text:style-name="Code">sig(x, digits)</text:span>, the <text:span text:style-name="Code">digits</text:span> parameter overrides the current <text:span text:style-name="Code">sig.digits</text:span> setting. <text:s/>The intent is to allow you to set <text:span text:style-name="Code">sig.digits</text:span> once at the beginning of your code and get uniform printouts following. <text:s/>Occasionally, you might want a different number of significant figures without disturbing the default; the second parameter is for this <text:span text:style-name="T2">use</text:span> case. <text:s/></text:p>
      <text:h text:style-name="Heading_20_2" text:outline-level="2">dp </text:h>
      <text:p text:style-name="Text_20_body">This string is used to represent the decimal point. <text:s/>The default is set from the locale. <text:s/></text:p>
      <text:h text:style-name="Heading_20_2" text:outline-level="2">dp_position </text:h>
      <text:p text:style-name="Text_20_body">When nonzero, this integer is used to determine the location of the decimal point from the left edge of the width defined by the <text:span text:style-name="Code">fit</text:span> attribute. <text:s/>It is used to align decimal points at a stated number of spaces from the left edge of the space defined by <text:span text:style-name="Code">fit</text:span>. <text:s/>For this to happen, both <text:span text:style-name="Code">fit</text:span> and <text:span text:style-name="Code">dp_position</text:span> must be nonzero and <text:span text:style-name="Code">fit</text:span> must be larger than <text:span text:style-name="Code">dp_position</text:span>. <text:s/>Note this number is 0‑based. <text:s/></text:p>
      <text:p text:style-name="Text_20_body">You can get a fitted number in two ways. <text:s/>Set the attributes <text:span text:style-name="Code">fit</text:span> and <text:span text:style-name="Code">dp_position</text:span> to nonzero values and subsequent calls to <text:span text:style-name="Code">sig()</text:span> will do the fitting. <text:s/>If you only want a few such fitted numbers, you can instead call the <text:span text:style-name="Code">sig.AlignDP()</text:span> method with <text:span text:style-name="Code">width</text:span> keyword parameter for the <text:span text:style-name="Code">fit</text:span> attribute and <text:span text:style-name="Code">position</text:span> keyword parameter for the <text:span text:style-name="Code">dp_position</text:span> attribute. <text:s/></text:p>
      <text:h text:style-name="Heading_20_2" text:outline-level="2">echar </text:h>
      <text:p text:style-name="Text_20_body">Sets the character (or string) that you want to use for indicating an exponent. <text:s/>Defaults to <text:span text:style-name="Code">e</text:span>. <text:s/></text:p>
      <text:h text:style-name="Heading_20_2" text:outline-level="2">edigits </text:h>
      <text:p text:style-name="Text_20_body">The minimum number of digits in the exponent; unused leading digits are zero. <text:s/></text:p>
      <text:h text:style-name="Heading_20_2" text:outline-level="2">esign </text:h>
      <text:p text:style-name="Text_20_body">If <text:span text:style-name="Code">True</text:span>, include the <text:span text:style-name="Code">+</text:span> sign for a positive exponent. <text:s/></text:p>
      <text:h text:style-name="Heading_20_2" text:outline-level="2">fit </text:h>
      <text:p text:style-name="Text_20_body">If nonzero, the integer <text:span text:style-name="Code">digits</text:span> is adjusted downward until the returned string consumes no more than <text:span text:style-name="Code">abs(fit)</text:span> spaces. <text:s/>If <text:span text:style-name="Code">fit</text:span> is positive, the string is right-justified; if negative, left justified. <text:s/>If the string cannot be fit in the desired space, the string <text:span text:style-name="Code">None</text:span> is returned (and it will be truncated if necessary to fit in the indicated number of spaces). <text:s/>This option works well with a table-printing tool like <text:span text:style-name="Code">texttable.py</text:span> (see <text:a xlink:type="simple" xlink:href="http://foutaise.org/code/">http://foutaise.org/code/</text:a>). <text:s/></text:p>
      <text:h text:style-name="Heading_20_2" text:outline-level="2">high </text:h>
      <text:p text:style-name="Text_20_body">If the number <text:span text:style-name="Code">x</text:span> has an absolute value larger than this number, then scientific notation is used. <text:s/></text:p>
      <text:h text:style-name="Heading_20_2" text:outline-level="2">idp </text:h>
      <text:p text:style-name="Text_20_body">If <text:span text:style-name="Code">True</text:span>, then numbers that look like integers will have a trailing decimal point. <text:s/>The intent is that this trailing decimal point indicates the number is a floating point number, not an integer. <text:s/></text:p>
      <text:h text:style-name="Heading_20_2" text:outline-level="2">ignore_none </text:h>
      <text:p text:style-name="Text_20_body">If <text:span text:style-name="Code">False</text:span> and if the argument <text:span text:style-name="Code">x</text:span> is <text:span text:style-name="Code">None</text:span>, then a <text:span text:style-name="Code">ValueError</text:span> exception is raised. <text:s/>If <text:span text:style-name="Code">True</text:span>, then <text:soft-page-break/><text:span text:style-name="Code">None</text:span> is interpreted as zero. <text:s/></text:p>
      <text:h text:style-name="Heading_20_2" text:outline-level="2">integer </text:h>
      <text:p text:style-name="Text_20_body">If 0, an integer is converted to a floating point number and formatted as is normal. <text:s/>If 1, the integer is left as an integer and its <text:span text:style-name="Code">str()</text:span> value is returned. <text:s/>If &gt; 1, then the same thing is done except it is formatted in the current locale. <text:s/>This means, for example, that <text:span text:style-name="Code">123456</text:span> would be returned as <text:span text:style-name="Code">123,456</text:span> in the US. <text:s/></text:p>
      <text:h text:style-name="Heading_20_2" text:outline-level="2">lead_zero </text:h>
      <text:p text:style-name="Text_20_body">If <text:span text:style-name="Code">True</text:span>, the leading zero for numbers <text:span text:style-name="Code">abs(x)</text:span> &lt; 1 is included. <text:s/></text:p>
      <text:h text:style-name="Heading_20_2" text:outline-level="2">low </text:h>
      <text:p text:style-name="Text_20_body">If the number has an absolute value less than this number, then scientific notation is used. <text:s/></text:p>
      <text:h text:style-name="Heading_20_2" text:outline-level="2">mixed </text:h>
      <text:p text:style-name="Text_20_body">If you use template rounding with a fractional template, you'll get back a proper fraction if <text:span text:style-name="Code">mixed</text:span> is <text:span text:style-name="Code">True</text:span> and an improper fraction if <text:span text:style-name="Code">mixed</text:span> is <text:span text:style-name="Code">False</text:span>. <text:s/></text:p>
      <text:h text:style-name="Heading_20_2" text:outline-level="2">rtz </text:h>
      <text:p text:style-name="Text_20_body">If <text:span text:style-name="Code">True</text:span>, remove trailing zeros from the string to be returned. <text:s/>While this "defeats" the significant figure reporting feature, there are times when the feature is convenient. <text:s/></text:p>
      <text:h text:style-name="Heading_20_2" text:outline-level="2">separator </text:h>
      <text:p text:style-name="Text_20_body">String that is used to separate the numbers when formatting sequences. <text:s/></text:p>
      <text:h text:style-name="Heading_20_2" text:outline-level="2">sign </text:h>
      <text:p text:style-name="Text_20_body">If <text:span text:style-name="Code">True</text:span>, the sign of the number is always shown. <text:s/>If <text:span text:style-name="Code">False</text:span>, the sign is only shown for negative numbers. <text:s/></text:p>
      <text:h text:style-name="Heading_20_2" text:outline-level="2">zero_limit </text:h>
      <text:p text:style-name="Text_20_body">If this number is not zero, then an <text:span text:style-name="Code">x</text:span> argument will be interpreted as zero if <text:span text:style-name="Code">abs(x) &lt; zero_limit</text:span>. <text:s/>This also applies to the real part of a complex <text:span text:style-name="Code">x</text:span>. </text:p>
      <text:h text:style-name="Heading_20_1" text:outline-level="1">Attributes for complex numbers</text:h>
      <text:p text:style-name="Text_20_body">The following attributes apply to the formatting of complex numbers (the above attributes will apply to the individual real and imaginary parts): <text:s/></text:p>
      <text:h text:style-name="Heading_20_2" text:outline-level="2">imag_before </text:h>
      <text:p text:style-name="Text_20_body">If <text:span text:style-name="Code">True</text:span>, then the imaginary unit is put before the imaginary part of a complex number. <text:s/>Example: <text:s/>the complex number <text:span text:style-name="Code">3-4i</text:span> is represented as <text:span text:style-name="Code">3-i4</text:span> if <text:span text:style-name="Code">imag_before</text:span> is <text:span text:style-name="Code">True</text:span>. <text:s/></text:p>
      <text:h text:style-name="Heading_20_2" text:outline-level="2">imag_deg </text:h>
      <text:p text:style-name="Text_20_body">If the polar display for complex numbers is used, the angular part will be displayed in decimal degrees if <text:span text:style-name="Code">imag_deg</text:span> is <text:span text:style-name="Code">True</text:span>. <text:s/>Otherwise, radians are used. <text:s/></text:p>
      <text:h text:style-name="Heading_20_2" text:outline-level="2"><text:soft-page-break/>imag_deg_sym </text:h>
      <text:p text:style-name="Text_20_body">The string used to represent degrees in the polar representation. <text:s/></text:p>
      <text:h text:style-name="Heading_20_2" text:outline-level="2">imag_limit </text:h>
      <text:p text:style-name="Text_20_body">An analogous attribute to <text:span text:style-name="Code">zero_limit</text:span>, but applied to the imaginary part of a complex number. <text:s/></text:p>
      <text:h text:style-name="Heading_20_2" text:outline-level="2">imag_polar </text:h>
      <text:p text:style-name="Text_20_body">If <text:span text:style-name="Code">True</text:span>, display a complex number in its polar representation. <text:s/>If <text:span text:style-name="Code">False</text:span>, use the rectangular representation. <text:s/></text:p>
      <text:h text:style-name="Heading_20_2" text:outline-level="2">imag_polar_sep </text:h>
      <text:p text:style-name="Text_20_body">String used to separate the magnitude and argument in a polar representation. <text:s/></text:p>
      <text:h text:style-name="Heading_20_2" text:outline-level="2">imag_post </text:h>
      <text:p text:style-name="Text_20_body">In a complex number, the string that comes after the sign combining the real and imaginary parts in the rectangular form. <text:s/></text:p>
      <text:h text:style-name="Heading_20_2" text:outline-level="2">imag_pre </text:h>
      <text:p text:style-name="Text_20_body">In a complex number, the string that comes before the sign combining the real and imaginary parts in the rectangular form. <text:s/></text:p>
      <text:h text:style-name="Heading_20_2" text:outline-level="2">imag_sep </text:h>
      <text:p text:style-name="Text_20_body">The string that separates the imaginary unit from the number's imaginary part. <text:s/></text:p>
      <text:h text:style-name="Heading_20_2" text:outline-level="2">imag_unit </text:h>
      <text:p text:style-name="Text_20_body">The string used to represent the imaginary unit. <text:s/></text:p>
      <text:h text:style-name="Heading_20_1" text:outline-level="1">Attributes for displaying complex numbers as pairs of numbers</text:h>
      <text:p text:style-name="Text_20_body">The following four attributes are used to show complex numbers as pairs of numbers. <text:s/>The conventional display for this is <text:span text:style-name="Code">(x, y)</text:span>, but this could be confused with a tuple. <text:s/>These four attributes let you choose how a pair display looks. <text:s/></text:p>
      <text:h text:style-name="Heading_20_2" text:outline-level="2">imag_pair </text:h>
      <text:p text:style-name="Text_20_body">If <text:span text:style-name="Code">True</text:span>, then display in pair form. <text:s/></text:p>
      <text:h text:style-name="Heading_20_2" text:outline-level="2">imag_pair_left </text:h>
      <text:p text:style-name="Text_20_body">The string for the left part of the pair. <text:s/></text:p>
      <text:h text:style-name="Heading_20_2" text:outline-level="2">imag_pair_right </text:h>
      <text:p text:style-name="Text_20_body">The string for the right part of the pair. <text:s/></text:p>
      <text:h text:style-name="Heading_20_2" text:outline-level="2">imag_pair_sep </text:h>
      <text:p text:style-name="Text_20_body">The string separating the real and imaginary components. <text:s/></text:p>
      <text:p text:style-name="Text_20_body">Example: <text:s/>if <text:span text:style-name="Code">imag_pair</text:span> is <text:span text:style-name="Code">True</text:span> and <text:span text:style-name="Code">imag_pair_left = "Complex("</text:span>, <text:span text:style-name="Code">imag_pair_right = ")"</text:span>, and <text:span text:style-name="Code">imag_pair_sep = ", "</text:span>, the complex number <text:span text:style-name="Code">1.234 + 5.678i</text:span> will be displayed as <text:soft-page-break/><text:span text:style-name="Code">Complex(1.2, 5.7)</text:span> if <text:span text:style-name="Code">digits == 2</text:span>. <text:s/></text:p>
      <text:h text:style-name="Heading_20_1" text:outline-level="1">Attributes for numbers with uncertainty</text:h>
      <text:p text:style-name="Text_20_body">If you've allowed use of the <text:span text:style-name="Code">uncertainties</text:span> module, there are two forms of uncertainties that are used: <text:s/>the short form and the long form. <text:s/>The following attributes are used with <text:span text:style-name="Code">uncertainties.ufloat</text:span> numbers: <text:s/></text:p>
      <text:h text:style-name="Heading_20_2" text:outline-level="2">unc_short </text:h>
      <text:p text:style-name="Text_20_body">If <text:span text:style-name="Code">True</text:span>, uncertainties are expressed in the usual short-hand form of science. <text:s/>For example, if the value was <text:span text:style-name="Code">1.23456</text:span> and the uncertainty was <text:span text:style-name="Code">0.0026</text:span>, the short form is <text:span text:style-name="Code">1.234(3)</text:span>. <text:s/>For the short form, using <text:span text:style-name="Code">sig(x, digits)</text:span> causes the <text:span text:style-name="Code">digits</text:span> parameter to override the <text:span text:style-name="Code">sig.unc_digits</text:span> attribute. <text:s/>Thus, </text:p>
      <text:p text:style-name="Code_20_end">sig(ufloat((1.23456, 0.0026)), 2) </text:p>
      <text:p text:style-name="Text_20_body">returns <text:span text:style-name="Code">1.2346(26)</text:span>. <text:s/></text:p>
      <text:p text:style-name="Text_20_body">If <text:span text:style-name="Code">False</text:span>, the long form is used; the number of significant figures in the significand is controlled by the <text:span text:style-name="Code">digits</text:span> attribute and the <text:span text:style-name="Code">sig.unc_digits</text:span> attribute controls the number of digits in the uncertainty. <text:s/>For the given example, the long form would be expressed (where <text:span text:style-name="Code">digits</text:span> is <text:span text:style-name="Code">5</text:span> and <text:span text:style-name="Code">sig.unc_digits</text:span> is <text:span text:style-name="Code">2</text:span>) as <text:span text:style-name="Code">1.2346+/-0.0026</text:span>. <text:s/></text:p>
      <text:h text:style-name="Heading_20_2" text:outline-level="2">unc_digits </text:h>
      <text:p text:style-name="Text_20_body">Controls the number of significant figures in the uncertainty. <text:s/>If you call <text:span text:style-name="Code">sig(x, digits)</text:span>, the results depend on whether you're using the long form or the short form. <text:s/>For the long form, the <text:span text:style-name="Code">digits</text:span> argument always controls the number of digits in the significand. <text:s/>For the short form, the <text:span text:style-name="Code">digits</text:span> argument overrides the <text:span text:style-name="Code">sig.unc_digits</text:span> attribute and determines how many significant figures are displayed in the uncertainty; then the number of significant digits in the significand are determined by the uncertainty and how many digits it needs. <text:s/></text:p>
      <text:h text:style-name="Heading_20_2" text:outline-level="2">unc_sep </text:h>
      <text:p text:style-name="Text_20_body">Is the separation string between the value and its uncertainty in the long form. <text:s/></text:p>
      <text:h text:style-name="Heading_20_2" text:outline-level="2">unc_pre </text:h>
      <text:p text:style-name="Text_20_body">In the short form, this is the string that separates the value and its uncertainty. <text:s/></text:p>
      <text:h text:style-name="Heading_20_2" text:outline-level="2">unc_post </text:h>
      <text:p text:style-name="Text_20_body">In the short form, this is the string that follows the uncertainty. <text:s/></text:p>
      <text:h text:style-name="Heading_20_1" text:outline-level="1">SigFig Methods</text:h>
      <text:h text:style-name="Heading_20_2" text:outline-level="2">AlignDP()</text:h>
      <text:p text:style-name="Text_20_body"><text:span text:style-name="Code">AlignDP(num, width=None, position=None, digits=None)</text:span></text:p>
      <text:p text:style-name="Text_20_body">Fit the string into a stated width with the decimal point at the 0-based position starting from the left. <text:s/>The <text:span text:style-name="Code">width</text:span> parameter overrides the <text:span text:style-name="Code">self.fit</text:span> setting; <text:span text:style-name="Code">position</text:span> overrides the <text:span text:style-name="Code">self.dp_position</text:span> setting. <text:s/>Note the number significant figures in the result may be reduced to get it to fit into the given space. </text:p>
      <text:p text:style-name="Text_20_body">The intent is to let you have a field of known width where the decimal points line up -- this is useful when displaying information that varies over a few orders of magnitude. <text:s/>The routine will display "-.-" <text:soft-page-break/>for numbers outside the displayable range.</text:p>
      <text:p text:style-name="Text_20_body"><text:span text:style-name="Important_20_-_20_blue">Warning</text:span>: <text:s/>this routine isn't fully debugged and still exhibits annoying behavior occasionally (I haven't gotten around to fixing it because I don't use it very often).</text:p>
      <text:h text:style-name="Heading_20_2" text:outline-level="2">check()</text:h>
      <text:p text:style-name="Text_20_body">Check the attributes to ensure they are the proper types and values. <text:s/></text:p>
      <text:p text:style-name="Text_20_body">If you are getting an exception while using this module, run this method and it may point you to the cause of the problem.</text:p>
      <text:h text:style-name="Heading_20_2" text:outline-level="2">Interpret()</text:h>
      <text:p text:style-name="Text_20_body"><text:span text:style-name="Code">Interpret(S, fp_type=float, glo=None, loc=None, strict=True)</text:span></text:p>
      <text:p text:style-name="Text_20_body">This method interprets the string <text:span text:style-name="Code">S</text:span> as a number or an assignment. <text:s/>Examples of allowed forms for <text:span text:style-name="Code">S</text:span> are</text:p>
      <text:p text:style-name="Code">34 u <text:s text:c="11"/>Integer</text:p>
      <text:p text:style-name="Code">3.4u <text:s text:c="11"/>Floating point</text:p>
      <text:p text:style-name="Code">3.4[0.1]u <text:s text:c="6"/>Mean 3.4 with uncertainty of 0.1</text:p>
      <text:p text:style-name="Code">3.4+-0.1 u <text:s text:c="5"/>Mean 3.4 with uncertainty of 0.1</text:p>
      <text:p text:style-name="Code">3.4+/-0.1u <text:s text:c="5"/>Mean 3.4 with uncertainty of 0.1</text:p>
      <text:p text:style-name="Code">3.4(1) u <text:s text:c="7"/>Short form uncertainty 3.4+-0.1</text:p>
      <text:p text:style-name="Code">3 = 4 <text:s text:c="10"/>Assignment (strict = False), no unit</text:p>
      <text:p text:style-name="Code">a = 4 <text:s text:c="10"/>Assignment (strict = True), no unit</text:p>
      <text:p text:style-name="Code">a = b*c/d <text:s text:c="6"/>Assignment (strict = True) w/ expr, no unit</text:p>
      <text:p text:style-name="Code_20_end">b*c/d <text:s text:c="10"/>Expression (no unit allowed)</text:p>
      <text:p text:style-name="Text_20_body">All whitespace is removed from <text:span text:style-name="Code">S</text:span> before processing, so "number" forms like <text:span text:style-name="Code">"3 . 4"</text:span> or <text:span text:style-name="Code">"3. 4 ( <text:s/>1 ) e- 4 m/s"</text:span> would be evaluated as expected.</text:p>
      <text:p text:style-name="Text_20_body">The numbers can include an optional string <text:span text:style-name="Code">u</text:span> that will be interpreted as the physical units of the number. <text:s/>A number will first be interpreted as an integer; if that fails, then it will be interpreted as a floating point type of <text:span text:style-name="Code">fp_type</text:span>. <text:s/>Numbers with uncertainties will become <text:span text:style-name="Code">ufloat</text:span>s from the <text:span text:style-name="Code">uncertainties</text:span> module if it is present; otherwise, the uncertainty is ignored. <text:s/>Note the units string <text:span text:style-name="Code">u</text:span> can have optional whitespace between it and the number part of the string.</text:p>
      <text:p text:style-name="Text_20_body">The units string <text:span text:style-name="Code">u</text:span> should not contain any of the characters <text:span text:style-name="Code">()[]</text:span>; if it does, then this routine may fail to properly interpret the whole string. <text:s/>No units are allowed in assignments or expressions because they are evaluated by the python interpreter.</text:p>
      <text:p text:style-name="Text_20_body">The method returns a tuple <text:span text:style-name="Code">(x,</text:span> <text:span text:style-name="Code">u)</text:span> where</text:p>
      <text:list xml:id="list5599958642894521080" text:style-name="Numbered">
        <text:list-item>
          <text:p text:style-name="P3"><text:span text:style-name="Code">x</text:span> is an int, <text:span text:style-name="Code">u</text:span> is unit</text:p>
        </text:list-item>
        <text:list-item>
          <text:p text:style-name="P3"><text:span text:style-name="Code">x</text:span> is an fp_type, <text:span text:style-name="Code">u</text:span> is unit</text:p>
        </text:list-item>
        <text:list-item>
          <text:p text:style-name="P3"><text:span text:style-name="Code">x</text:span> is a ufloat, <text:span text:style-name="Code">u</text:span> is unit</text:p>
        </text:list-item>
        <text:list-item>
          <text:p text:style-name="P3"><text:span text:style-name="Code">x</text:span> is assigned name, <text:span text:style-name="Code">u</text:span> is value</text:p>
        </text:list-item>
        <text:list-item>
          <text:p text:style-name="P5"><text:span text:style-name="Code">x</text:span> is None, <text:span text:style-name="Code">u</text:span> is an error message</text:p>
        </text:list-item>
      </text:list>
      <text:p text:style-name="Text_20_body">This isn't really a method needed by a significant figure object, but I included it because it captures the behaviors I need for getting input from users in my programs. <text:s/>The ability to define variables, evaluate python expressions, and define numbers with uncertainty covers virtually all of the cases I need for numerical input from a user (except for complex numbers). <text:s/>Thus, I use the <text:span text:style-name="Code">sig.py</text:span> module as a general-purpose input and output module. <text:s/>Often, the scripts I write don't need any other libraries that aren't built-in to python.</text:p>
      <text:p text:style-name="Text_20_body">Note there's a "cost" associated with this routine: <text:s/>some things that are not valid numbers can be interpreted as numbers with units. <text:s/>For example, the string <text:span text:style-name="Code">3.4.4</text:span> will be interpreted as the floating point number <text:span text:style-name="Code">3.4</text:span> with an uncertainty string of <text:span text:style-name="Code">.4</text:span>.</text:p>
      <text:p text:style-name="Text_20_body"><text:span text:style-name="Code">glo</text:span> is a dictionary used in subsequent expression evaluations as a global dictionary. <text:s/>It is not <text:soft-page-break/>modified by the routine.</text:p>
      <text:p text:style-name="Text_20_body"><text:span text:style-name="Code">loc</text:span> is a local dictionary use by the routine. <text:s/>If <text:span text:style-name="Code">loc</text:span> is not <text:span text:style-name="Code">None</text:span>, then if <text:span text:style-name="Code">S</text:span> is an assignment, the result is put into the <text:span text:style-name="Code">loc</text:span> dictionary.</text:p>
      <text:h text:style-name="Heading_20_2" text:outline-level="2">pop()</text:h>
      <text:p text:style-name="Text_20_body"><text:span text:style-name="Code">pop(n=1)</text:span></text:p>
      <text:p text:style-name="Text_20_body">Removes and restores the last saved state. <text:s/>You can supply an integer argument <text:span text:style-name="Code">n</text:span> to specify how many saved states to pop or set <text:span text:style-name="Code">n</text:span> to <text:span text:style-name="Code">"all"</text:span> to pop all of them. <text:s/>It's not an error to try to <text:span text:style-name="Code">pop</text:span> more states than are on the stack.</text:p>
      <text:h text:style-name="Heading_20_2" text:outline-level="2">push()</text:h>
      <text:p text:style-name="Text_20_body">When you use the <text:span text:style-name="Code">sig</text:span> convenience object, keeping track of which attribute is set can be painful -- and changing an attribute in one chunk of code is like modifying a global variable, as it can have effects in other code. <text:s/>There are two ways of dealing with this issue. <text:s/>One way is to instantiate the needed <text:span text:style-name="Code">SigFig</text:span> objects, then use and discard them locally.</text:p>
      <text:p text:style-name="Text_20_body">Another way is to use the <text:span text:style-name="Code">push()</text:span> method to push the object's state onto an internal stack. <text:s/>You can then change the attributes as needed; when you're finished, call the <text:span text:style-name="Code">pop()</text:span> method and the <text:span text:style-name="Code">SigFig</text:span> object is returned to its former state. <text:s/>This feature is analogous to the push/pop methods of PostScript.</text:p>
      <text:h text:style-name="Heading_20_2" text:outline-level="2">reset()</text:h>
      <text:p text:style-name="Text_20_body">Sets the <text:span text:style-name="Code">SigFig</text:span> object's attributes to their default values.</text:p>
      <text:h text:style-name="Heading_20_1" text:outline-level="1">Other sig.py module methods</text:h>
      <text:h text:style-name="Heading_20_2" text:outline-level="2">nsf()</text:h>
      <text:p text:style-name="Text_20_body"><text:span text:style-name="Code">nsf(x, rrhz=False, dp=".")</text:span></text:p>
      <text:p text:style-name="Text_20_body">Return an integer counting the number of significant figures in the number represented by the string x. <text:s/>If <text:span text:style-name="Code">rrhz</text:span> is <text:span text:style-name="Code">True</text:span>, then also remove any right-hand zeros from the significand before counting. <text:s/><text:span text:style-name="Code">dp</text:span> is the string used for the decimal point.</text:p>
      <text:p text:style-name="Text_20_body">Note we allow short-hand uncertainty notation in <text:span text:style-name="Code">x</text:span> also, such as <text:span text:style-name="Code">1.234(5)e6</text:span> or <text:span text:style-name="Code">1.234[5]e6</text:span>.</text:p>
      <text:h text:style-name="Heading_20_2" text:outline-level="2">Examples()</text:h>
      <text:p text:style-name="Text_20_body">If you run the <text:span text:style-name="Code">sig.py</text:span> script from the command line, <text:span text:style-name="T4">you'll see some examples printed to stdout.</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Timing" svg:font-family="Timing" style:font-adornments="Regular" style:font-family-generic="roman" style:font-pitch="fixed" style:font-charset="x-symbol"/>
    <style:font-face style:name="Arial3" svg:font-family="Arial"/>
    <style:font-face style:name="OpenSymbol" svg:font-family="OpenSymbol"/>
    <style:font-face style:name="Courier New" svg:font-family="'Courier New'" style:font-family-generic="modern"/>
    <style:font-face style:name="Arial1" svg:font-family="Arial" style:font-adornments="Regular" style:font-family-generic="swiss"/>
    <style:font-face style:name="Courier New1"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adornments="Regular"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Lucida Sans Unicode"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fo:font-size="11pt"/>
    </style:style>
    <style:style style:name="Heading" style:family="paragraph" style:parent-style-name="Standard" style:next-style-name="Text_20_body" style:class="text" style:master-page-name="">
      <style:paragraph-properties fo:margin-top="0.0598in" fo:margin-bottom="0.0598in" style:contextual-spacing="false"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0.2in" fo:margin-right="0in" fo:margin-top="0in" fo:margin-bottom="0.0598in" style:contextual-spacing="false" fo:text-indent="0in" style:auto-text-indent="false"/>
    </style:style>
    <style:style style:name="List" style:family="paragraph" style:parent-style-name="Text_20_body" style:class="list">
      <style:text-properties style:font-name-complex="Arial3" style:font-family-complex="Arial"/>
    </style:style>
    <style:style style:name="Caption" style:family="paragraph" style:parent-style-name="Standard" style:class="extra">
      <style:paragraph-properties fo:margin-top="0.0835in" fo:margin-bottom="0.0835in" style:contextual-spacing="false" text:number-lines="false" text:line-number="0"/>
      <style:text-properties fo:font-size="11pt" fo:font-style="italic" style:font-size-asian="12pt" style:font-style-asian="italic" style:font-name-complex="Arial3" style:font-family-complex="Arial"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style>
    <style:style style:name="Heading_20_2" style:display-name="Heading 2" style:family="paragraph" style:parent-style-name="Heading_20_1" style:next-style-name="Text_20_body" style:default-outline-level="2" style:class="text">
      <style:paragraph-properties fo:margin-left="0in" fo:margin-right="0in" fo:margin-top="0.0799in" fo:margin-bottom="0.0799in" style:contextual-spacing="false" fo:text-align="start" style:justify-single-word="false" fo:text-indent="0in"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1" style:display-name="Heading 1" style:family="paragraph" style:parent-style-name="Heading" style:next-style-name="Text_20_body" style:default-outline-level="1" style:class="text" style:master-page-name="">
      <style:paragraph-properties fo:margin-top="0.1in" fo:margin-bottom="0.1in" style:contextual-spacing="false" fo:text-align="center" style:justify-single-word="false" style:page-number="auto" fo:background-color="#e6e6e6">
        <style:background-image/>
      </style:paragraph-properties>
      <style:text-properties style:font-size-rel="5pt" fo:font-weight="bold"/>
    </style:style>
    <style:style style:name="Heading_20_3" style:display-name="Heading 3" style:family="paragraph" style:parent-style-name="Heading_20_2" style:next-style-name="Text_20_body" style:default-outline-level="3" style:class="text">
      <style:paragraph-properties fo:margin-left="0.05in" fo:margin-right="0in" fo:margin-top="0.0799in" fo:margin-bottom="0.0799in" style:contextual-spacing="false" fo:text-indent="0in"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0.1in" fo:margin-right="0in" fo:margin-top="0.0598in" fo:margin-bottom="0.0598in" style:contextual-spacing="false" fo:text-indent="0in"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0.15in" fo:margin-right="0in" fo:margin-top="0.0598in" fo:margin-bottom="0.0598in" style:contextual-spacing="false" fo:text-indent="0in"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in" fo:margin-bottom="0.5in" style:contextual-spacing="false" fo:text-align="center" style:justify-single-word="false"/>
      <style:text-properties fo:font-size="67%" fo:font-style="normal" fo:font-weight="normal" style:font-size-asian="14pt" style:font-style-asian="italic" style:font-size-complex="14pt" style:font-style-complex="italic"/>
    </style:style>
    <style:style style:name="xx" style:family="paragraph" style:parent-style-name="Text_20_body" style:next-style-name="Text_20_body" style:class="text">
      <style:paragraph-properties fo:background-color="#ffffcc">
        <style:background-image/>
      </style:paragraph-properties>
    </style:style>
    <style:style style:name="Code" style:family="paragraph" style:parent-style-name="Standard" style:class="text">
      <style:paragraph-properties fo:margin-left="0.4in" fo:margin-right="0in" fo:margin-top="0in" fo:margin-bottom="0in" style:contextual-spacing="false" fo:text-indent="0in" style:auto-text-indent="false"/>
      <style:text-properties fo:color="#00538d" style:font-name="Lucida Console" fo:font-family="'Lucida Console'" style:font-style-name="Regular" style:font-family-generic="modern" style:font-pitch="fixed" fo:font-size="10pt" fo:language="zxx" fo:country="none"/>
    </style:style>
    <style:style style:name="Equation" style:family="paragraph" style:parent-style-name="Text_20_body" style:class="text">
      <style:paragraph-properties fo:text-align="center" style:justify-single-word="false"/>
    </style:style>
    <style:style style:name="Timing" style:family="paragraph" style:parent-style-name="Standard" style:class="text">
      <style:text-properties style:font-name="Timing" fo:font-family="Timing" style:font-style-name="Regular" style:font-family-generic="roman" style:font-pitch="fixed" style:font-charset="x-symbol"/>
    </style:style>
    <style:style style:name="Code_20_end" style:display-name="Code end" style:family="paragraph" style:parent-style-name="Code">
      <style:paragraph-properties fo:margin-top="0in" fo:margin-bottom="0.0598in" style:contextual-spacing="false"/>
    </style:style>
    <style:style style:name="Where" style:family="paragraph" style:parent-style-name="Text_20_body" style:class="text">
      <style:paragraph-properties fo:margin-left="0.5in" fo:margin-right="0in" fo:margin-top="0in" fo:margin-bottom="0in" style:contextual-spacing="false" fo:text-indent="0in" style:auto-text-indent="false"/>
    </style:style>
    <style:style style:name="Where_20_end" style:display-name="Where end" style:family="paragraph" style:parent-style-name="Where" style:class="text">
      <style:paragraph-properties fo:margin-left="0.5in" fo:margin-right="0in" fo:margin-top="0in" fo:margin-bottom="0.0598in" style:contextual-spacing="false" fo:text-indent="0in" style:auto-text-indent="false"/>
    </style:style>
    <style:style style:name="Comment" style:family="paragraph" style:parent-style-name="Code">
      <style:text-properties fo:color="#800000"/>
    </style:style>
    <style:style style:name="Reference" style:family="paragraph" style:parent-style-name="Standard" style:class="text">
      <style:paragraph-properties fo:margin-top="0in" fo:margin-bottom="0.0402in" style:contextual-spacing="false" style:shadow="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6" style:display-name="Heading 6" style:family="paragraph" style:parent-style-name="Heading_20_5" style:next-style-name="Text_20_body" style:default-outline-level="6" style:class="text">
      <style:paragraph-properties fo:margin-left="0.2in" fo:margin-right="0in" fo:margin-top="0.0598in" fo:margin-bottom="0.0598in" style:contextual-spacing="false" fo:text-indent="0in"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0.25in" fo:margin-right="0in" fo:margin-top="0.0598in" fo:margin-bottom="0.0598in" style:contextual-spacing="false" fo:text-indent="0in"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0.3in" fo:margin-right="0in" fo:margin-top="0.0598in" fo:margin-bottom="0.0598in" style:contextual-spacing="false" fo:text-indent="0in"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0.35in" fo:margin-right="0in" fo:margin-top="0.0598in" fo:margin-bottom="0.0598in" style:contextual-spacing="false" fo:text-indent="0in"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Aside" style:family="paragraph" style:parent-style-name="Text_20_body">
      <style:paragraph-properties fo:margin-left="0.4in" fo:margin-right="0.2in" fo:text-indent="0in" style:auto-text-indent="false"/>
      <style:text-properties style:font-size-rel="-1pt"/>
    </style:style>
    <style:style style:name="Code_2c__20_comment_20__28_different_20_color_29_" style:display-name="Code, comment (different color)" style:family="paragraph" style:parent-style-name="Code">
      <style:text-properties fo:color="#d63247"/>
    </style:style>
    <style:style style:name="Indented" style:family="paragraph" style:parent-style-name="Text_20_body" style:class="text">
      <style:paragraph-properties fo:margin-left="0.4in" fo:margin-right="0in" fo:text-indent="0in" style:auto-text-indent="false"/>
    </style:style>
    <style:style style:name="Lesson" style:family="paragraph" style:parent-style-name="Text_20_body" style:class="text" style:master-page-name="">
      <style:paragraph-properties fo:margin-left="0.4in" fo:margin-right="0.2in" fo:text-indent="0in" style:auto-text-indent="false" style:page-number="auto" fo:background-color="#ffffcc" fo:padding="0.0201in" fo:border="0.51pt solid #000000" style:shadow="none">
        <style:background-image/>
      </style:paragraph-properties>
    </style:style>
    <style:style style:name="xx_20__28_needs_20_attention_29_" style:display-name="xx (needs attention)" style:family="paragraph" style:parent-style-name="Text_20_body" style:class="text">
      <style:paragraph-properties fo:background-color="#ffffcc">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in" fo:margin-bottom="0in" style:contextual-spacing="false"/>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Heading_20_10" style:display-name="Heading 10" style:family="paragraph" style:parent-style-name="Heading_20_9" style:next-style-name="Text_20_body" style:default-outline-level="10" style:class="text">
      <style:paragraph-properties fo:margin-left="0.4in" fo:margin-right="0in" fo:margin-top="0.0598in" fo:margin-bottom="0.0598in" style:contextual-spacing="false" fo:text-indent="0in"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in" fo:margin-bottom="0in" style:contextual-spacing="false"/>
    </style:style>
    <style:style style:name="Default_20_Paragraph_20_Font" style:display-name="Default Paragraph Font" style:family="text"/>
    <style:style style:name="TT" style:family="text" style:parent-style-name="Default_20_Paragraph_20_Font">
      <style:text-properties style:font-name="Courier New" fo:font-family="'Courier New'" style:font-family-generic="modern" fo:font-size="11pt" style:font-size-asian="11pt"/>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1" fo:font-family="'Courier New'" style:font-family-generic="modern" style:font-pitch="fixed" fo:font-size="11pt" fo:background-color="transparent"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uperscript" style:family="text">
      <style:text-properties style:text-position="super 58%"/>
    </style:style>
    <style:style style:name="Subscript" style:family="text">
      <style:text-properties style:text-position="sub 58%"/>
    </style:style>
    <style:style style:name="Timing" style:family="text">
      <style:text-properties style:font-name="Timing" fo:font-family="Timing" style:font-style-name="Regular" style:font-family-generic="roman" style:font-pitch="fixed" style:font-charset="x-symbol" fo:font-size="11pt"/>
    </style:style>
    <style:style style:name="Code" style:family="text" style:parent-style-name="Default_2c__20_custom">
      <style:text-properties fo:color="#00538d" style:font-name="Lucida Console" fo:font-family="'Lucida Console'" style:font-style-name="Regular" style:font-family-generic="modern" style:font-pitch="fixed" fo:font-size="11pt" fo:language="zxx" fo:country="none" fo:background-color="transparent"/>
    </style:style>
    <style:style style:name="Important" style:family="text">
      <style:text-propertie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66cc"/>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Line_20_number" style:display-name="Line number" style:family="text" style:parent-style-name="Code">
      <style:text-properties fo:color="#008000"/>
    </style:style>
    <style:style style:name="Book_20_title" style:display-name="Book title" style:family="text" style:parent-style-name="Default_2c__20_custom">
      <style:text-properties fo:font-style="italic"/>
    </style:style>
    <style:style style:name="Keyword" style:family="text" style:parent-style-name="Default_2c__20_custom">
      <style:text-properties fo:color="#008080" fo:font-weight="bold"/>
    </style:style>
    <style:style style:name="Section" style:family="text" style:parent-style-name="Default_2c__20_custom">
      <style:text-properties fo:font-style="italic" fo:font-weight="bold"/>
    </style:style>
    <style:style style:name="Article_20_title" style:display-name="Article title" style:family="text" style:parent-style-name="Book_20_title">
      <style:text-properties fo:font-style="normal"/>
    </style:style>
    <style:style style:name="Code_2c__20_important" style:display-name="Code, important" style:family="text" style:parent-style-name="Code">
      <style:text-properties fo:color="#d6324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Default_2c__20_custom" style:display-name="Default, custom" style:family="text">
      <style:text-properties style:font-name="Arial" fo:font-family="Arial" style:font-style-name="Regular" style:font-family-generic="swiss" style:font-pitch="variable"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fo:margin-top="0in" fo:margin-bottom="0.0598in" style:wrap="none" style:vertical-pos="top" style:vertical-rel="paragraph" style:horizontal-pos="center" style:horizontal-rel="paragraph"/>
    </style:style>
    <style:style style:name="OLE" style:family="graphic">
      <style:graphic-properties text:anchor-type="paragraph" svg:x="0in" svg:y="0in" fo:margin-top="0in" fo:margin-bottom="0.1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fo:background-color="transparent" style:background-transparency="100%" style:shadow="none" draw:shadow-opacity="100%">
        <style:background-image/>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0.0984in" fo:padding-right="0.0984in" fo:padding-top="0.0492in" fo:padding-bottom="0.0492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0.25in" text:min-label-width="0.25in" text:min-label-distance="0.05in"/>
      </text:list-level-style-number>
      <text:list-level-style-number text:level="2" text:style-name="Numbering_20_Symbols" style:num-prefix=" " style:num-suffix=" " style:num-format="1" text:display-levels="2">
        <style:list-level-properties text:space-before="0.5in" text:min-label-width="0.25in" text:min-label-distance="0.05in"/>
      </text:list-level-style-number>
      <text:list-level-style-number text:level="3" text:style-name="Numbering_20_Symbols" style:num-prefix=" " style:num-suffix=" " style:num-format="1" text:display-levels="3">
        <style:list-level-properties text:space-before="0.75in" text:min-label-width="0.25in" text:min-label-distance="0.05in"/>
      </text:list-level-style-number>
      <text:list-level-style-number text:level="4" text:style-name="Numbering_20_Symbols" style:num-prefix=" " style:num-suffix=" " style:num-format="1" text:display-levels="4">
        <style:list-level-properties text:space-before="1in" text:min-label-width="0.25in" text:min-label-distance="0.05in"/>
      </text:list-level-style-number>
      <text:list-level-style-number text:level="5" text:style-name="Numbering_20_Symbols" style:num-prefix=" " style:num-suffix=" " style:num-format="1" text:display-levels="5">
        <style:list-level-properties text:space-before="1.25in" text:min-label-width="0.25in" text:min-label-distance="0.05in"/>
      </text:list-level-style-number>
      <text:list-level-style-number text:level="6" text:style-name="Numbering_20_Symbols" style:num-prefix=" " style:num-suffix=" " style:num-format="1" text:display-levels="6">
        <style:list-level-properties text:space-before="1.5in" text:min-label-width="0.25in" text:min-label-distance="0.05in"/>
      </text:list-level-style-number>
      <text:list-level-style-number text:level="7" text:style-name="Numbering_20_Symbols" style:num-prefix=" " style:num-suffix=" " style:num-format="1" text:display-levels="7">
        <style:list-level-properties text:space-before="1.75in" text:min-label-width="0.25in" text:min-label-distance="0.05in"/>
      </text:list-level-style-number>
      <text:list-level-style-number text:level="8" text:style-name="Numbering_20_Symbols" style:num-prefix=" " style:num-suffix=" " style:num-format="1" text:display-levels="8">
        <style:list-level-properties text:space-before="2in" text:min-label-width="0.25in" text:min-label-distance="0.05in"/>
      </text:list-level-style-number>
      <text:list-level-style-number text:level="9" text:style-name="Numbering_20_Symbols" style:num-prefix=" " style:num-suffix=" " style:num-format="1" text:display-levels="9">
        <style:list-level-properties text:space-before="2.25in" text:min-label-width="0.25in" text:min-label-distance="0.05in"/>
      </text:list-level-style-number>
      <text:list-level-style-number text:level="10" text:style-name="Numbering_20_Symbols" style:num-prefix=" " style:num-suffix=" " style:num-format="1" text:display-levels="10">
        <style:list-level-properties text:space-before="2.5in" text:min-label-width="0.25in" text:min-label-distance="0.05in"/>
      </text:list-level-style-number>
    </text:list-style>
    <text:list-style style:name="Bullets_20_-_20_round" style:display-name="Bullets - round">
      <text:list-level-style-bullet text:level="1" text:style-name="Bullet_20_Symbols" text:bullet-char="•">
        <style:list-level-properties text:space-before="0.25in" text:min-label-width="0.2in"/>
        <style:text-properties style:font-name="StarSymbol"/>
      </text:list-level-style-bullet>
      <text:list-level-style-bullet text:level="2" text:style-name="Bullet_20_Symbols" text:bullet-char="•">
        <style:list-level-properties text:space-before="0.5in" text:min-label-width="0.2in"/>
        <style:text-properties style:font-name="StarSymbol"/>
      </text:list-level-style-bullet>
      <text:list-level-style-bullet text:level="3" text:style-name="Bullet_20_Symbols" text:bullet-char="•">
        <style:list-level-properties text:space-before="0.75in" text:min-label-width="0.2in"/>
        <style:text-properties style:font-name="StarSymbol"/>
      </text:list-level-style-bullet>
      <text:list-level-style-bullet text:level="4" text:style-name="Bullet_20_Symbols" text:bullet-char="•">
        <style:list-level-properties text:space-before="1in" text:min-label-width="0.2in"/>
        <style:text-properties style:font-name="StarSymbol"/>
      </text:list-level-style-bullet>
      <text:list-level-style-bullet text:level="5" text:style-name="Bullet_20_Symbols" text:bullet-char="•">
        <style:list-level-properties text:space-before="1.25in" text:min-label-width="0.2in"/>
        <style:text-properties style:font-name="StarSymbol"/>
      </text:list-level-style-bullet>
      <text:list-level-style-bullet text:level="6" text:style-name="Bullet_20_Symbols" text:bullet-char="•">
        <style:list-level-properties text:space-before="1.5in" text:min-label-width="0.2in"/>
        <style:text-properties style:font-name="StarSymbol"/>
      </text:list-level-style-bullet>
      <text:list-level-style-bullet text:level="7" text:style-name="Bullet_20_Symbols" text:bullet-char="•">
        <style:list-level-properties text:space-before="1.75in" text:min-label-width="0.2in"/>
        <style:text-properties style:font-name="StarSymbol"/>
      </text:list-level-style-bullet>
      <text:list-level-style-bullet text:level="8" text:style-name="Bullet_20_Symbols" text:bullet-char="•">
        <style:list-level-properties text:space-before="2in" text:min-label-width="0.2in"/>
        <style:text-properties style:font-name="StarSymbol"/>
      </text:list-level-style-bullet>
      <text:list-level-style-bullet text:level="9" text:style-name="Bullet_20_Symbols" text:bullet-char="•">
        <style:list-level-properties text:space-before="2.25in" text:min-label-width="0.2in"/>
        <style:text-properties style:font-name="StarSymbol"/>
      </text:list-level-style-bullet>
      <text:list-level-style-bullet text:level="10" text:style-name="Bullet_20_Symbols" text:bullet-char="•">
        <style:list-level-properties text:space-before="2.5in" text:min-label-width="0.2in"/>
        <style:text-properties style:font-name="StarSymbol"/>
      </text:list-level-style-bullet>
    </text:list-style>
    <text:list-style style:name="Bullets_20_-_20_diamonds" style:display-name="Bullets - diamonds">
      <text:list-level-style-bullet text:level="1" text:style-name="Bullet_20_Symbols" text:bullet-char="">
        <style:list-level-properties text:space-before="0.2in" text:min-label-width="0.2in"/>
        <style:text-properties style:font-name="StarSymbol"/>
      </text:list-level-style-bullet>
      <text:list-level-style-bullet text:level="2" text:style-name="Bullet_20_Symbols" text:bullet-char="">
        <style:list-level-properties text:space-before="0.4in" text:min-label-width="0.2in"/>
        <style:text-properties style:font-name="StarSymbol"/>
      </text:list-level-style-bullet>
      <text:list-level-style-bullet text:level="3" text:style-name="Bullet_20_Symbols" text:bullet-char="">
        <style:list-level-properties text:space-before="0.6in" text:min-label-width="0.2in"/>
        <style:text-properties style:font-name="StarSymbol"/>
      </text:list-level-style-bullet>
      <text:list-level-style-bullet text:level="4" text:style-name="Bullet_20_Symbols" text:bullet-char="">
        <style:list-level-properties text:space-before="0.8in" text:min-label-width="0.2in"/>
        <style:text-properties style:font-name="StarSymbol"/>
      </text:list-level-style-bullet>
      <text:list-level-style-bullet text:level="5" text:style-name="Bullet_20_Symbols" text:bullet-char="">
        <style:list-level-properties text:space-before="1in" text:min-label-width="0.2in"/>
        <style:text-properties style:font-name="StarSymbol"/>
      </text:list-level-style-bullet>
      <text:list-level-style-bullet text:level="6" text:style-name="Bullet_20_Symbols" text:bullet-char="">
        <style:list-level-properties text:space-before="1.2in" text:min-label-width="0.2in"/>
        <style:text-properties style:font-name="StarSymbol"/>
      </text:list-level-style-bullet>
      <text:list-level-style-bullet text:level="7" text:style-name="Bullet_20_Symbols" text:bullet-char="">
        <style:list-level-properties text:space-before="1.4in" text:min-label-width="0.2in"/>
        <style:text-properties style:font-name="StarSymbol"/>
      </text:list-level-style-bullet>
      <text:list-level-style-bullet text:level="8" text:style-name="Bullet_20_Symbols" text:bullet-char="">
        <style:list-level-properties text:space-before="1.6in" text:min-label-width="0.2in"/>
        <style:text-properties style:font-name="StarSymbol"/>
      </text:list-level-style-bullet>
      <text:list-level-style-bullet text:level="9" text:style-name="Bullet_20_Symbols" text:bullet-char="">
        <style:list-level-properties text:space-before="1.8in" text:min-label-width="0.2in"/>
        <style:text-properties style:font-name="StarSymbol"/>
      </text:list-level-style-bullet>
      <text:list-level-style-bullet text:level="10" text:style-name="Bullet_20_Symbols" text:bullet-char="">
        <style:list-level-properties text:space-before="2in" text:min-label-width="0.2in"/>
        <style:text-properties style:font-name="StarSymbol"/>
      </text:list-level-style-bullet>
    </text:list-style>
    <text:list-style style:name="Hierarchical_20_-_20_1_2c__20_a_2c__20_i_2c__20_etc." style:display-name="Hierarchical - 1, a, i, etc.">
      <text:list-level-style-number text:level="1" text:style-name="Numbering_20_Symbols" style:num-suffix="." style:num-format="1">
        <style:list-level-properties text:list-level-position-and-space-mode="label-alignment" fo:text-align="center">
          <style:list-level-label-alignment text:label-followed-by="space" fo:text-indent="-0.1in" fo:margin-left="0.5in"/>
        </style:list-level-properties>
      </text:list-level-style-number>
      <text:list-level-style-number text:level="2" text:style-name="Numbering_20_Symbols" style:num-suffix=")" style:num-format="a">
        <style:list-level-properties text:list-level-position-and-space-mode="label-alignment" fo:text-align="center">
          <style:list-level-label-alignment text:label-followed-by="space" fo:text-indent="-0.1in" fo:margin-left="0.7in"/>
        </style:list-level-properties>
      </text:list-level-style-number>
      <text:list-level-style-number text:level="3" text:style-name="Numbering_20_Symbols" style:num-suffix="." style:num-format="i">
        <style:list-level-properties text:list-level-position-and-space-mode="label-alignment" fo:text-align="center">
          <style:list-level-label-alignment text:label-followed-by="space" fo:text-indent="-0.1in" fo:margin-left="0.9in"/>
        </style:list-level-properties>
      </text:list-level-style-number>
      <text:list-level-style-number text:level="4" text:style-name="Numbering_20_Symbols" style:num-suffix="." style:num-format="A">
        <style:list-level-properties text:list-level-position-and-space-mode="label-alignment" fo:text-align="center">
          <style:list-level-label-alignment text:label-followed-by="space" fo:text-indent="-0.1in" fo:margin-left="1.1in"/>
        </style:list-level-properties>
      </text:list-level-style-number>
      <text:list-level-style-number text:level="5" text:style-name="Numbering_20_Symbols" style:num-suffix="." style:num-format="I">
        <style:list-level-properties text:list-level-position-and-space-mode="label-alignment" fo:text-align="center">
          <style:list-level-label-alignment text:label-followed-by="space" fo:text-indent="-0.1in" fo:margin-left="1.3in"/>
        </style:list-level-properties>
      </text:list-level-style-number>
      <text:list-level-style-number text:level="6" text:style-name="Numbering_20_Symbols" style:num-suffix="." style:num-format="1">
        <style:list-level-properties text:list-level-position-and-space-mode="label-alignment" fo:text-align="center">
          <style:list-level-label-alignment text:label-followed-by="space" fo:text-indent="-0.1in" fo:margin-left="1.5in"/>
        </style:list-level-properties>
      </text:list-level-style-number>
      <text:list-level-style-number text:level="7" text:style-name="Numbering_20_Symbols" style:num-suffix="." style:num-format="a">
        <style:list-level-properties text:list-level-position-and-space-mode="label-alignment" fo:text-align="center">
          <style:list-level-label-alignment text:label-followed-by="space" fo:text-indent="-0.1in" fo:margin-left="1.7in"/>
        </style:list-level-properties>
      </text:list-level-style-number>
      <text:list-level-style-number text:level="8" text:style-name="Numbering_20_Symbols" style:num-suffix="." style:num-format="i">
        <style:list-level-properties text:list-level-position-and-space-mode="label-alignment" fo:text-align="center">
          <style:list-level-label-alignment text:label-followed-by="space" fo:text-indent="-0.1in" fo:margin-left="1.9in"/>
        </style:list-level-properties>
      </text:list-level-style-number>
      <text:list-level-style-number text:level="9" text:style-name="Numbering_20_Symbols" style:num-suffix="." style:num-format="A">
        <style:list-level-properties text:list-level-position-and-space-mode="label-alignment" fo:text-align="center">
          <style:list-level-label-alignment text:label-followed-by="space" fo:text-indent="-0.1in" fo:margin-left="2.1in"/>
        </style:list-level-properties>
      </text:list-level-style-number>
      <text:list-level-style-number text:level="10" text:style-name="Numbering_20_Symbols" style:num-suffix="." style:num-format="I">
        <style:list-level-properties text:list-level-position-and-space-mode="label-alignment" fo:text-align="center">
          <style:list-level-label-alignment text:label-followed-by="space" fo:text-indent="-0.1in" fo:margin-left="2.3in"/>
        </style:list-level-properties>
      </text:list-level-style-number>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0.15in" fo:margin-left="0.35in"/>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0.15in" fo:margin-left="0.55in"/>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0.15in" fo:margin-left="0.75in"/>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0.15in" fo:margin-left="0.95in"/>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0.15in" fo:margin-left="1.15in"/>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0.15in" fo:margin-left="1.35in"/>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0.15in" fo:margin-left="1.55in"/>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0.15in" fo:margin-left="1.75in"/>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0.15in" fo:margin-left="1.95in"/>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0.15in" fo:margin-left="2.15in"/>
        </style:list-level-properties>
        <style:text-properties style:font-name="Arial1"/>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0.2in" fo:margin-left="0.4in"/>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0.2in" fo:margin-left="0.6in"/>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0.2in" fo:margin-left="0.8in"/>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0.2in" fo:margin-left="1in"/>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0.2in" fo:margin-left="1.2in"/>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0.2in" fo:margin-left="1.4in"/>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0.2in" fo:margin-left="1.6in"/>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0.2in" fo:margin-left="1.8in"/>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0.2in" fo:margin-left="2in"/>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0.2in" fo:margin-left="2.2in"/>
        </style:list-level-properties>
        <style:text-properties style:font-name="Arial1"/>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0.3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in" fo:margin-left="0.7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fo:text-indent="-0.3in" fo:margin-left="0.9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3in" fo:margin-left="1.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3in" fo:margin-left="1.3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0.3in" fo:margin-left="1.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0.3in" fo:margin-left="1.7in"/>
        </style:list-level-properties>
      </text:list-level-style-number>
      <text:list-level-style-bullet text:level="8" text:style-name="Bullet_20_Symbols" text:bullet-char="•">
        <style:list-level-properties text:list-level-position-and-space-mode="label-alignment">
          <style:list-level-label-alignment text:label-followed-by="listtab" fo:text-indent="-0.3in" fo:margin-left="1.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3in" fo:margin-left="2.1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3in" fo:margin-left="2.3in"/>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0.2in" fo:margin-left="0.6in"/>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0.2in" fo:margin-left="0.8in"/>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0.2in" fo:margin-left="1in"/>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0.2in" fo:margin-left="1.2in"/>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0.2in" fo:margin-left="1.4in"/>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0.2in" fo:margin-left="1.6in"/>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0.2in" fo:margin-left="1.8in"/>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0.2in" fo:margin-left="2in"/>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0.2in" fo:margin-left="2.2in"/>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0.2in" fo:margin-left="2.4in"/>
        </style:list-level-properties>
        <style:text-properties style:font-name="Arial1"/>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0.15in" fo:margin-left="0.55in"/>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0.15in" fo:margin-left="0.75in"/>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0.15in" fo:margin-left="0.95in"/>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0.15in" fo:margin-left="1.15in"/>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0.15in" fo:margin-left="1.35in"/>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0.15in" fo:margin-left="1.55in"/>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0.15in" fo:margin-left="1.75in"/>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0.15in" fo:margin-left="1.95in"/>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0.15in" fo:margin-left="2.15in"/>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0.15in" fo:margin-left="2.35in"/>
        </style:list-level-properties>
        <style:text-properties style:font-name="Arial1"/>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0.15in" fo:margin-left="0.15in"/>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0.15in" fo:margin-left="0.35in"/>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0.15in" fo:margin-left="0.55in"/>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0.15in" fo:margin-left="0.75in"/>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0.15in" fo:margin-left="0.95in"/>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0.15in" fo:margin-left="1.15in"/>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0.15in" fo:margin-left="1.35in"/>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0.15in" fo:margin-left="1.55in"/>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0.15in" fo:margin-left="1.75in"/>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0.15in" fo:margin-left="1.95in"/>
        </style:list-level-properties>
        <style:text-properties style:font-name="Arial1"/>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0.2in" fo:margin-left="0.2in"/>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0.2in" fo:margin-left="0.4in"/>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0.2in" fo:margin-left="0.6in"/>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0.2in" fo:margin-left="0.8in"/>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0.2in" fo:margin-left="1in"/>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0.2in" fo:margin-left="1.2in"/>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0.2in" fo:margin-left="1.4in"/>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0.2in" fo:margin-left="1.6in"/>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0.2in" fo:margin-left="1.8in"/>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0.2in" fo:margin-left="2in"/>
        </style:list-level-properties>
        <style:text-properties style:font-name="Arial1"/>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0.35in" fo:margin-left="0.7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5in" fo:margin-left="0.9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fo:text-indent="-0.35in" fo:margin-left="1.15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0.35in" fo:margin-left="1.35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fo:text-indent="-0.35in" fo:margin-left="1.55in"/>
        </style:list-level-properties>
      </text:list-level-style-number>
      <text:list-level-style-number text:level="6" text:style-name="Numbering_20_Symbols" style:num-prefix=" (" style:num-suffix=")" style:num-format="a">
        <style:list-level-properties text:list-level-position-and-space-mode="label-alignment">
          <style:list-level-label-alignment text:label-followed-by="listtab" fo:text-indent="-0.35in" fo:margin-left="1.75in"/>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0.35in" fo:margin-left="1.95in"/>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0.35in" fo:margin-left="2.1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0.35in" fo:margin-left="2.3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0.35in" fo:margin-left="2.55in"/>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in" fo:margin-left="0.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fo:text-indent="-0.3in" fo:margin-left="0.7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3in" fo:margin-left="0.9in"/>
        </style:list-level-properties>
      </text:list-level-style-number>
      <text:list-level-style-number text:level="5" style:num-suffix="." style:num-format="1">
        <style:list-level-properties text:list-level-position-and-space-mode="label-alignment">
          <style:list-level-label-alignment text:label-followed-by="listtab" fo:text-indent="-0.3in" fo:margin-left="1.1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0.3in" fo:margin-left="1.3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0.3in" fo:margin-left="1.5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0.3in" fo:margin-left="1.7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0.3in" fo:margin-left="1.9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0.3in" fo:margin-left="2.1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11in" fo:page-height="8.5in" style:num-format="1" style:print-orientation="landscape"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11in" fo:page-height="8.5in" style:num-format="1" style:print-orientation="landscape"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3937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in" fo:margin-bottom="0.3in" fo:margin-left="0.3in" fo:margin-right="0.3in" style:shadow="none" style:writing-mode="lr-tb" style:footnote-max-height="0in">
        <style:footnote-sep style:width="0.0071in" style:distance-before-sep="0.0402in" style:distance-after-sep="0.0402in" style:line-style="none" style:adjustment="left" style:rel-width="25%" style:color="#000000"/>
      </style:page-layout-properties>
      <style:header-style/>
      <style:footer-style/>
    </style:page-layout>
    <style:page-layout style:name="Mpm8">
      <style:page-layout-properties fo:page-width="11in" fo:page-height="8.5in" style:num-format="1" style:print-orientation="landscape" fo:margin-top="0.3in" fo:margin-bottom="0.3in" fo:margin-left="0.3in" fo:margin-right="0.3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1in" fo:margin-bottom="1in" fo:margin-left="1in" fo:margin-right="1in" style:writing-mode="lr-tb" style:footnote-max-height="0in">
        <style:footnote-sep style:width="0.0071in" style:distance-before-sep="0.0402in" style:distance-after-sep="0.0402in" style:line-style="none" style:adjustment="left" style:rel-width="25%" style:color="#000000"/>
      </style:page-layout-properties>
      <style:header-style/>
      <style:footer-style/>
    </style:page-layout>
    <style:page-layout style:name="Mpm11">
      <style:page-layout-properties fo:page-width="11in" fo:page-height="8.5in" style:num-format="1" style:print-orientation="landscape"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2">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_20_1_2f_2_22__20_margins" style:display-name="Landscape 1/2&quot; margins" style:page-layout-name="Mpm3"/>
    <style:master-page style:name="Portrait_20_1_2f_2_22__20_margins" style:display-name="Portrait 1/2&quot; margins" style:page-layout-name="Mpm4"/>
    <style:master-page style:name="Landscape" style:page-layout-name="Mpm5"/>
    <style:master-page style:name="Normal_5f_draw1" style:display-name="Normal_draw1" style:page-layout-name="Mpm6"/>
    <style:master-page style:name="Portrait_2c__20_3_2f_4_22__20_margins" style:display-name="Portrait, 3/4&quot; margins" style:page-layout-name="Mpm1"/>
    <style:master-page style:name="Portrait_2c__20_1_2f_2_22__20_margins" style:display-name="Portrait, 1/2&quot; margins" style:page-layout-name="Mpm4"/>
    <style:master-page style:name="Portrait_2c__20_0.3_22__20_margins" style:display-name="Portrait, 0.3&quot; margins" style:page-layout-name="Mpm7"/>
    <style:master-page style:name="Landscape_2c__20_0.3_22__20_margins" style:display-name="Landscape, 0.3&quot; margins" style:page-layout-name="Mpm8"/>
    <style:master-page style:name="Landscape_2c__20_1_2f_2_22__20_margins" style:display-name="Landscape, 1/2&quot; margins" style:page-layout-name="Mpm9"/>
    <style:master-page style:name="Landscape_2c__20_3_2f_4_22__20_margins" style:display-name="Landscape, 3/4&quot; margins" style:page-layout-name="Mpm5"/>
    <style:master-page style:name="Portrait_2c__20_1_22__20_margins" style:display-name="Portrait, 1&quot; margins" style:page-layout-name="Mpm10"/>
    <style:master-page style:name="Landscape_2c__20_1_22__20_margins" style:display-name="Landscape, 1&quot; margins" style:page-layout-name="Mpm11"/>
    <style:master-page style:name="Title_20_page_2c__20_portrait" style:display-name="Title page, portrait" style:page-layout-name="Mpm12" style:next-style-name="Standard"/>
    <style:master-page style:name="Title_20_page_2c__20_landscape" style:display-name="Title page, landscape" style:page-layout-name="Mpm1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4T11:34:28.610915995</meta:creation-date>
    <meta:editing-cycles>1</meta:editing-cycles>
    <meta:editing-duration>P0D</meta:editing-duration>
    <meta:generator>LibreOffice/4.2.3.3$Linux_x86 LibreOffice_project/420m0$Build-3</meta:generator>
    <meta:document-statistic meta:table-count="0" meta:image-count="0" meta:object-count="0" meta:page-count="9" meta:paragraph-count="204" meta:word-count="3536" meta:character-count="21731" meta:non-whitespace-character-count="18084"/>
    <meta:user-defined meta:name="Info 1"/>
    <meta:user-defined meta:name="Info 2"/>
    <meta:user-defined meta:name="Info 3"/>
    <meta:user-defined meta:name="Info 4"/>
    <meta:template xlink:type="simple" xlink:actuate="onRequest" xlink:title="Normal" xlink:href="../../doc/templates_open_office/Normal.ott" meta:date="2010-11-30T13:06:41"/>
  </office:meta>
</office:document-meta>
</file>